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520" officeooo:paragraph-rsid="00030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ger:</text:p>
      <text:p text:style-name="P1"/>
      <text:p text:style-name="P1">Seudo Documentacion de Logger</text:p>
      <text:p text:style-name="P1"/>
      <text:p text:style-name="P1">Proposito:</text:p>
      <text:p text:style-name="P1">Logger sera una clase encargada de guardar los eventos importantes. Los cuales seran dividos en las siguientes categorias:</text:p>
      <text:p text:style-name="P1"/>
      <text:p text:style-name="P1">1) Sin importancia- No seran guardados</text:p>
      <text:p text:style-name="P1">2) Error- Las exceptiones capturadas seran guardadas para un posterior analisis</text:p>
      <text:p text:style-name="P1">3) Common- Eventos comunes, pero imporantes y que ocurren sin error, por ejemplo, el acceso a datos, abrir y guardar archivos. Etc</text:p>
      <text:p text:style-name="P1">4) Categoria sin definir aun, pueden proponerla ustedes.</text:p>
      <text:p text:style-name="P1"/>
      <text:p text:style-name="P1"/>
      <text:p text:style-name="P1">Posible diseño del Logger.</text:p>
      <text:p text:style-name="P1">-El Logger debe respetar el patron Singleton</text:p>
      <text:p text:style-name="P1">-Los directorios y nombre de archivos logs deben ser modificables, pero debe tener valores predefinidos. Esto quiere decir que seran variables tipo [String][Privadas]con [Getters]y [Setters]</text:p>
      <text:p text:style-name="P1">¿Que son getters y setters? Los metodos get y set que modifican a cada variable.</text:p>
      <text:p text:style-name="P1">-Resultaria interesante que la escritura en logs fuera algo asi</text:p>
      <text:p text:style-name="P1"/>
      <text:p text:style-name="P1"><text:s/>…..aplicaccion corriendo......</text:p>
      <text:p text:style-name="P1">string = “Exception capturada, no se puede acceder a la base de datos”</text:p>
      <text:p text:style-name="P1">lg = Logger().getInstance()</text:p>
      <text:p text:style-name="P1">lg.loggearError(string)</text:p>
      <text:p text:style-name="P1"/>
      <text:p text:style-name="P1">Cualquier idea que tengan, vallan volcandola aca, asi vamos haciendo entre todos el Logger.</text:p>
      <text:p text:style-name="P1">Seria bueno poder completar los siguientes metodos:</text:p>
      <text:p text:style-name="P1"/>
      <text:p text:style-name="P1">getDiaActual()</text:p>
      <text:p text:style-name="P1">getHoraActual()</text:p>
      <text:p text:style-name="P1">logError(String)</text:p>
      <text:p text:style-name="P1">logCommon(String)</text:p>
      <text:p text:style-name="P1">__writeFile(String)</text:p>
      <text:p text:style-name="P1"/>
      <text:p text:style-name="P1">@Carina: Comentaste lo del Singleton, si encontras como hacer la instancia del singleton, te pido nos compartas el codigo, y una pequeña explicacion de como funciona, para los que no sabemos.</text:p>
      <text:p text:style-name="P1"/>
      <text:p text:style-name="P1">@Marcelo(de Metodologia 2): Nos compartís el código de como obtener la fecha y hora actual? Por favor, explícanos como funciona.</text:p>
      <text:p text:style-name="P1"/>
      <text:p text:style-name="P1">@A todos los demas: Vallamos aportando con las ideas y fragmentos de codigo.</text:p>
      <text:p text:style-name="P1"/>
      <text:p text:style-name="P1">Saludo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8:43:45.297212872</meta:creation-date>
    <dc:date>2016-04-14T18:59:18.749081125</dc:date>
    <meta:editing-duration>PT3S</meta:editing-duration>
    <meta:editing-cycles>1</meta:editing-cycles>
    <meta:document-statistic meta:table-count="0" meta:image-count="0" meta:object-count="0" meta:page-count="1" meta:paragraph-count="28" meta:word-count="242" meta:character-count="1651" meta:non-whitespace-character-count="1436"/>
    <meta:generator>LibreOffice/4.2.8.2$Linux_X86_64 LibreOffice_project/420m0$Build-2</meta:generator>
  </office:meta>
</office:document-meta>
</file>